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ors, t'en penses quoi ?</text:p>
      <text:p text:style-name="Standard">-Du verre sans alcool dedans ?! Très peu pour moi.</text:p>
      <text:p text:style-name="Standard">-Evidemment.</text:p>
      <text:p text:style-name="Standard"/>
      <text:p text:style-name="Standard">Erland lâcha un soupir d'exaspération. Non pas qu'il était véritablement surpris par cette réponse. Astrid était fidèle à elle-même, après tout. Depuis qu'ils avaient commencé à travailler ensemble, il y avait quelques années de cela, le magicien avait fini par cerner le personnage. Si l'intitulé de son boulot stipulait « femme à [i]tout[/i]* faire », les mentions en petits caractères en bas de page de préciser « *enfin, tout ce qui est un minimum rigolo. Pour le reste, veuillez vous adresser à mon [strike]larbin[/strike] collègue et illustre magicien de condition, d'un talent sans pareil et d'un charisme qui n'a d'égal que la prestance, le grand, l'immense Erland Mago en personne ». Oui, rien que ça. Mot pour mot. Toujours était-il que ledit prestidigitateur essayait inlassablement de la convaincre de prendre avec lui des jobs un peu moins marrants. Peine perdue.</text:p>
      <text:p text:style-name="Standard"/>
      <text:p text:style-name="Standard">Il fallait avouer que celui dont il était question aujourd'hui ne vendait pas de rêve. L'ordre de mission, un vieux bout de parchemin à peine visible sur les panneaux de petites annonces de la grand place, indiquait « grand nettoyage », sans beaucoup plus d'indications, si ce n'était l'endroit à nettoyer : une boutique de verre soufflé. Pas de quoi bondir d'excitation effectivement. Mais cela faisait partie du job, et les missions d'aventure ne suffisait pas à payer le loyer et la bouffe. Mais Astrid était relativement insensible à ces arguments et Erland n'avait honnêtement pas la force de débattre avec elle. Alors, c'était pratiquement toujours ce dernier qui se tapait les missions chiantes. Et aujourd'hui ne ferait pas exception à la règle. Tout en grommelant après l'injustice dont il était quotidiennement victime, il nota dans un coin de sa tête l'adresse où il devait se rendre et quitta le brouhaha et l'agitation de la place pour se mettre en route.</text:p>
      <text:p text:style-name="Standard"/>
      <text:p text:style-name="Standard">Le magasin n'était qu'à quelques minutes de là, dans une petite rue adjacente. En jetant un coup d'oeil à l'intérieur, Erland constata amèrement que l'échoppe était désespéremment vide. Il fallait pourtant lui reconnaître un attrait certain. Dans la vitrine, nombre de créations colorées attiraient le regard et attestaient du talent de leur créateur. Son absence de fréquentation était donc assez étonnante. Peut-être était-ce dû à son positionnement ? Ou bien les gens n'avaient plus les moyens de se payer des œuvres d'art ? Cette dernière explication était en tout cas celle qui s'appliquait pour lui -son argent étant majoritairement dépensé en beuverie. Erland haussa les épaules. Il n'était là ni pour une étude de marché ni pour un redressement fiscal, mais bien pour un travail d'agent d'entretien. Après un nouveau soupir, il poussa nonchalamment la porte d'entrée du magasin et...</text:p>
      <text:p text:style-name="Standard"/>
      <text:p text:style-name="Standard">-Nope.</text:p>
      <text:p text:style-name="Standard"/>
      <text:p text:style-name="Standard">Une demi-seconde plus tard, la porte se refermait sur sa chevelure argentée tandis que le garçon tournait les talons et se carapatait en quatrième vitesse. De l'extérieur, il n'avait pas vu la quantité d'objets à dépoussiérer, ni la quantité de poussière à désobjéctifier. Il y en avait pour des [i]heures[/i]. Et, clairement, le magicien n'avait pas que ça à faire. L'ancien noble n'avait pas quitté sa maison, abandonnant richesse et famille, pour s'abaisser à effectuer le travail d'un laquais. Il avait un minimum de standing, et jouissait d'une certaine réputation, que diable. L'avenir qui lui était promis était célébrité, gloire et richesse. Il avait des perspectives un peu plus élevées que passer le chiffon sur des vieilleries, tout de même ! Non, définitivement Erland n'allait pas perdre un après-midi à passer le balai. C'était son [i]devoir[/i] de bâtir son futur. Le destin du grand illusionniste Mag'Oz !</text:p>
      <text:p text:style-name="Standard"/>
      <text:p text:style-name="Standard">Lorsque, à la troisième pinte, Erland se retrouva à court de cristaux, il quitta la taverne pour traîner les pieds d'un air résigné jusqu'à la boutique.</text:p>
      <text:p text:style-name="Standard"/>
      <text:p text:style-name="Standard">-Bonjour. Je viens pour l'anno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1T10:15:59.58</meta:creation-date>
    <dc:date>2019-12-21T11:27:02.19</dc:date>
    <meta:editing-duration>PT1H7M41S</meta:editing-duration>
    <meta:editing-cycles>59</meta:editing-cycles>
    <meta:generator>OpenOffice/4.1.2$Win32 OpenOffice.org_project/412m3$Build-9782</meta:generator>
    <meta:document-statistic meta:table-count="0" meta:image-count="0" meta:object-count="0" meta:page-count="1" meta:paragraph-count="10" meta:word-count="636" meta:character-count="3938"/>
  </office:meta>
</office:document-meta>
</file>